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754" officeooo:paragraph-rsid="001fb754"/>
    </style:style>
    <style:style style:name="P2" style:family="paragraph" style:parent-style-name="Standard">
      <style:text-properties officeooo:rsid="001fbb53" officeooo:paragraph-rsid="001fbb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<text:line-break/>Forward Kinematics <text:line-break/>Joint Angles [0,0,0,0,0,0]</text:p>
      <text:p text:style-name="Standard"/>
      <text:p text:style-name="Standard">Transformation matrix: </text:p>
      <text:p text:style-name="Standard"><text:s text:c="5"/>1 <text:s text:c="4"/>0 <text:s text:c="4"/>0 <text:s text:c="4"/>0</text:p>
      <text:p text:style-name="Standard"><text:s text:c="5"/>0 <text:s text:c="4"/>1 <text:s text:c="4"/>0 <text:s text:c="4"/>0</text:p>
      <text:p text:style-name="Standard"><text:s text:c="5"/>0 <text:s text:c="4"/>0 <text:s text:c="4"/>1 <text:s text:c="4"/>0</text:p>
      <text:p text:style-name="Standard"><text:s text:c="5"/>0 <text:s text:c="4"/>0 <text:s text:c="4"/>0 <text:s text:c="4"/>1</text:p>
      <text:p text:style-name="Standard"/>
      <text:p text:style-name="Standard"/>
      <text:p text:style-name="Standard">Transformation matrix: </text:p>
      <text:p text:style-name="Standard"><text:s text:c="4"/>1.0000 <text:s text:c="8"/>0 <text:s text:c="8"/>0 <text:s text:c="8"/>0</text:p>
      <text:p text:style-name="Standard"><text:s text:c="9"/>0 <text:s text:c="3"/>0.0000 <text:s text:c="2"/>-1.0000 <text:s text:c="8"/>0</text:p>
      <text:p text:style-name="Standard"><text:s text:c="9"/>0 <text:s text:c="3"/>1.0000 <text:s text:c="3"/>0.0000 <text:s text:c="8"/>0</text:p>
      <text:p text:style-name="Standard"><text:s text:c="9"/>0 <text:s text:c="8"/>0 <text:s text:c="8"/>0 <text:s text:c="3"/>1.0000</text:p>
      <text:p text:style-name="Standard"/>
      <text:p text:style-name="Standard"/>
      <text:p text:style-name="Standard">Transformation matrix: </text:p>
      <text:p text:style-name="Standard"><text:s text:c="4"/>0.0000 <text:s text:c="2"/>-1.0000 <text:s text:c="8"/>0 <text:s text:c="3"/>1.0000</text:p>
      <text:p text:style-name="Standard"><text:s text:c="4"/>1.0000 <text:s text:c="3"/>0.0000 <text:s text:c="8"/>0 <text:s text:c="8"/>0</text:p>
      <text:p text:style-name="Standard"><text:s text:c="9"/>0 <text:s text:c="8"/>0 <text:s text:c="3"/>1.0000 <text:s text:c="8"/>0</text:p>
      <text:p text:style-name="Standard"><text:s text:c="9"/>0 <text:s text:c="8"/>0 <text:s text:c="8"/>0 <text:s text:c="3"/>1.0000</text:p>
      <text:p text:style-name="Standard"/>
      <text:p text:style-name="Standard"/>
      <text:p text:style-name="Standard">Transformation matrix: </text:p>
      <text:p text:style-name="Standard"><text:s text:c="3"/>-1.0000 <text:s text:c="2"/>-0.0000 <text:s text:c="8"/>0 <text:s text:c="8"/>0</text:p>
      <text:p text:style-name="Standard"><text:s text:c="4"/>0.0000 <text:s text:c="2"/>-0.0000 <text:s text:c="2"/>-1.0000 <text:s text:c="2"/>-1.5000</text:p>
      <text:p text:style-name="Standard"><text:s text:c="4"/>0.0000 <text:s text:c="2"/>-1.0000 <text:s text:c="3"/>0.0000 <text:s text:c="3"/>0.0000</text:p>
      <text:p text:style-name="Standard"><text:s text:c="9"/>0 <text:s text:c="8"/>0 <text:s text:c="8"/>0 <text:s text:c="3"/>1.0000</text:p>
      <text:p text:style-name="Standard"/>
      <text:p text:style-name="Standard"/>
      <text:p text:style-name="Standard">Transformation matrix: </text:p>
      <text:p text:style-name="Standard"><text:s text:c="3"/>-1.0000 <text:s text:c="2"/>-0.0000 <text:s text:c="8"/>0 <text:s text:c="8"/>0</text:p>
      <text:p text:style-name="Standard"><text:s text:c="4"/>0.0000 <text:s text:c="2"/>-0.0000 <text:s text:c="2"/>-1.0000 <text:s text:c="8"/>0</text:p>
      <text:p text:style-name="Standard"><text:s text:c="4"/>0.0000 <text:s text:c="2"/>-1.0000 <text:s text:c="3"/>0.0000 <text:s text:c="8"/>0</text:p>
      <text:p text:style-name="Standard"><text:s text:c="9"/>0 <text:s text:c="8"/>0 <text:s text:c="8"/>0 <text:s text:c="3"/>1.0000</text:p>
      <text:p text:style-name="Standard"/>
      <text:p text:style-name="Standard"/>
      <text:p text:style-name="Standard">Transformation matrix: </text:p>
      <text:p text:style-name="Standard"><text:s text:c="4"/>1.0000 <text:s text:c="8"/>0 <text:s text:c="8"/>0 <text:s text:c="8"/>0</text:p>
      <text:p text:style-name="Standard"><text:s text:c="9"/>0 <text:s text:c="3"/>0.0000 <text:s text:c="2"/>-1.0000 <text:s text:c="8"/>0</text:p>
      <text:p text:style-name="Standard"><text:s text:c="9"/>0 <text:s text:c="3"/>1.0000 <text:s text:c="3"/>0.0000 <text:s text:c="8"/>0</text:p>
      <text:p text:style-name="Standard"><text:s text:c="9"/>0 <text:s text:c="8"/>0 <text:s text:c="8"/>0 <text:s text:c="3"/>1.0000</text:p>
      <text:p text:style-name="Standard"/>
      <text:p text:style-name="Standard"/>
      <text:p text:style-name="Standard"><text:s text:c="4"/>0.0000 <text:s text:c="2"/>-0.0000 <text:s text:c="3"/>1.0000 <text:s text:c="3"/>2.5000</text:p>
      <text:p text:style-name="Standard"><text:s text:c="4"/>0.0000 <text:s text:c="2"/>-1.0000 <text:s text:c="2"/>-0.0000 <text:s text:c="2"/>-0.0000</text:p>
      <text:p text:style-name="Standard"><text:s text:c="4"/>1.0000 <text:s text:c="3"/>0.0000 <text:s text:c="2"/>-0.0000 <text:s text:c="2"/>-0.0000</text:p>
      <text:p text:style-name="Standard"><text:s text:c="9"/>0 <text:s text:c="8"/>0 <text:s text:c="8"/>0 <text:s text:c="3"/>1.0000</text:p>
      <text:p text:style-name="Standard"/>
      <text:p text:style-name="Standard"/>
      <text:p text:style-name="P2"><text:soft-page-break/>Q2 </text:p>
      <text:p text:style-name="P2">Inverse Kinematics</text:p>
      <text:p text:style-name="P2"/>
      <text:p text:style-name="Standard">Enter X: 1</text:p>
      <text:p text:style-name="Standard">Enter Y: 1</text:p>
      <text:p text:style-name="Standard">Enter Z: 0</text:p>
      <text:p text:style-name="Standard">Inverse Kinematic Solution </text:p>
      <text:p text:style-name="Standard"><text:s text:c="4"/>0.7854</text:p>
      <text:p text:style-name="Standard"/>
      <text:p text:style-name="Standard"><text:s text:c="3"/>-0.6982</text:p>
      <text:p text:style-name="Standard"/>
      <text:p text:style-name="Standard"><text:s text:c="3"/>-2.0006</text:p>
      <text:p text:style-name="Standard"/>
      <text:p text:style-name="Standard">==============================</text:p>
      <text:p text:style-name="Standard">Verification with fk</text:p>
      <text:p text:style-name="Standard"><text:s text:c="4"/>0.1736</text:p>
      <text:p text:style-name="Standard"><text:s text:c="4"/>0.1736</text:p>
      <text:p text:style-name="Standard"><text:s text:c="3"/>-1.3927</text:p>
      <text:p text:style-name="Standard"/>
      <text:p text:style-name="Standard">Inverse Kinematic Solution </text:p>
      <text:p text:style-name="Standard"><text:s text:c="4"/>0.7854</text:p>
      <text:p text:style-name="Standard"/>
      <text:p text:style-name="Standard"><text:s text:c="3"/>-0.6982</text:p>
      <text:p text:style-name="Standard"/>
      <text:p text:style-name="Standard"><text:s text:c="4"/>2.0006</text:p>
      <text:p text:style-name="Standard"/>
      <text:p text:style-name="Standard">==============================</text:p>
      <text:p text:style-name="Standard">Verification with fk</text:p>
      <text:p text:style-name="Standard"><text:s text:c="4"/>1.0000</text:p>
      <text:p text:style-name="Standard"><text:s text:c="4"/>1.0000</text:p>
      <text:p text:style-name="Standard"><text:s text:c="4"/>0.0000</text:p>
      <text:p text:style-name="Standard"/>
      <text:p text:style-name="Standard">Inverse Kinematic Solution </text:p>
      <text:p text:style-name="Standard"><text:s text:c="4"/>0.7854</text:p>
      <text:p text:style-name="Standard"/>
      <text:p text:style-name="Standard"><text:s text:c="4"/>0.6982</text:p>
      <text:p text:style-name="Standard"/>
      <text:p text:style-name="Standard"><text:s text:c="3"/>-2.0006</text:p>
      <text:p text:style-name="Standard"/>
      <text:p text:style-name="Standard">==============================</text:p>
      <text:p text:style-name="Standard">Verification with fk</text:p>
      <text:p text:style-name="Standard"><text:s text:c="4"/>1.0000</text:p>
      <text:p text:style-name="Standard"><text:s text:c="4"/>1.0000</text:p>
      <text:p text:style-name="Standard"><text:s text:c="9"/>0</text:p>
      <text:p text:style-name="Standard"/>
      <text:p text:style-name="Standard">Inverse Kinematic Solution </text:p>
      <text:p text:style-name="Standard"><text:s text:c="4"/>0.7854</text:p>
      <text:p text:style-name="Standard"/>
      <text:p text:style-name="Standard"><text:s text:c="4"/>0.6982</text:p>
      <text:p text:style-name="Standard"/>
      <text:p text:style-name="Standard"><text:s text:c="4"/>2.0006</text:p>
      <text:p text:style-name="Standard"/>
      <text:p text:style-name="Standard"><text:soft-page-break/>==============================</text:p>
      <text:p text:style-name="Standard">Verification with fk</text:p>
      <text:p text:style-name="Standard"><text:s text:c="4"/>0.1736</text:p>
      <text:p text:style-name="Standard"><text:s text:c="4"/>0.1736</text:p>
      <text:p text:style-name="Standard"><text:s text:c="4"/>1.3927</text:p>
      <text:p text:style-name="Standard"/>
      <text:p text:style-name="Standard"/>
      <text:p text:style-name="Standard"/>
      <text:p text:style-name="P2">Q3<text:line-break/>Velocity Kinematics</text:p>
      <text:p text:style-name="Standard"><text:s/></text:p>
      <text:p text:style-name="Standard">t_dot =</text:p>
      <text:p text:style-name="Standard"><text:s/></text:p>
      <text:p text:style-name="Standard"><text:s text:c="12"/>(400*2^(1/2)*cos(t1) + 400*2^(1/2)*sin(t1) - 981*t*cos(t1))/(100*cos(t2 + t3) + 150*cos(t2))</text:p>
      <text:p text:style-name="Standard"><text:s text:c="15"/>-(cos(t2 + t3)*(400*2^(1/2)*cos(t1) - 400*2^(1/2)*sin(t1) + 981*t*sin(t1)))/(150*sin(t3))</text:p>
      <text:p text:style-name="Standard">((2*cos(t2 + t3) + 3*cos(t2))*(400*2^(1/2)*cos(t1) - 400*2^(1/2)*sin(t1) + 981*t*sin(t1)))/(300*sin(t3))</text:p>
      <text:p text:style-name="Standard"><text:s text:c="98"/>t_dot4</text:p>
      <text:p text:style-name="Standard"><text:s text:c="98"/>t_dot5</text:p>
      <text:p text:style-name="Standard"><text:s text:c="98"/>t_dot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1:27:55.924659609</meta:creation-date>
    <dc:date>2023-12-04T21:54:09.032131000</dc:date>
    <meta:editing-duration>PT5M21S</meta:editing-duration>
    <meta:editing-cycles>1</meta:editing-cycles>
    <meta:document-statistic meta:table-count="0" meta:image-count="0" meta:object-count="0" meta:page-count="3" meta:paragraph-count="86" meta:word-count="227" meta:character-count="2498" meta:non-whitespace-character-count="1343"/>
    <meta:generator>LibreOffice/7.3.7.2$Linux_X86_64 LibreOffice_project/30$Build-2</meta:generator>
  </office:meta>
</office:document-meta>
</file>